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2275" officeooo:paragraph-rsid="001922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59739902262320581" text:style-name="L1">
        <text:list-item>
          <text:p text:style-name="P1">What is the final value of x when the code x int; for(x=0; x&lt;10; x++) is run?</text:p>
          <text:p text:style-name="P1">A: <text:s/>10</text:p>
        </text:list-item>
        <text:list-item>
          <text:p text:style-name="P1">When does the following while (x&lt;100) execute?</text:p>
          <text:p text:style-name="P1">A: when x is less than one hundred.</text:p>
        </text:list-item>
        <text:list-item>
          <text:p text:style-name="P1">Which is not a loop structure?</text:p>
          <text:p text:style-name="P1">A: Repeat until</text:p>
        </text:list-item>
        <text:list-item>
          <text:p text:style-name="P1">How many times is a do-while loop guaranteed to loop?</text:p>
          <text:p text:style-name="P1">A: 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00:07:49.424407301</meta:creation-date>
    <meta:generator>LibreOffice/4.2.4.2$Linux_X86_64 LibreOffice_project/420m0$Build-2</meta:generator>
    <dc:date>2014-07-08T04:10:30.567670544</dc:date>
    <meta:editing-duration>P0D</meta:editing-duration>
    <meta:editing-cycles>1</meta:editing-cycles>
    <meta:document-statistic meta:table-count="0" meta:image-count="0" meta:object-count="0" meta:page-count="1" meta:paragraph-count="8" meta:word-count="59" meta:character-count="274" meta:non-whitespace-character-count="226"/>
  </office:meta>
</office:document-meta>
</file>